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2a180" officeooo:paragraph-rsid="0012a180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2a180" officeooo:paragraph-rsid="0012a180" style:font-size-asian="16pt" style:font-size-complex="16pt"/>
    </style:style>
    <style:style style:name="T1" style:family="text">
      <style:text-properties officeooo:rsid="0012a180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en I Survey the Wondrous Cross</text:p>
      <text:p text:style-name="P1"/>
      <text:p text:style-name="P5">When I survey the wondrous cross</text:p>
      <text:p text:style-name="P5">On which the Lord of Glory died,</text:p>
      <text:p text:style-name="P5">My richest gain I count but loss,</text:p>
      <text:p text:style-name="P5">And pour contempt on all my pride.</text:p>
      <text:p text:style-name="P5"/>
      <text:p text:style-name="P5">Forbid it, Lord, that I should boast,</text:p>
      <text:p text:style-name="P5">Save in the cross of Christ, my God;</text:p>
      <text:p text:style-name="P5">All the vain things that charm me most,</text:p>
      <text:p text:style-name="P5">I sacrifice them to His blood.</text:p>
      <text:p text:style-name="P5"/>
      <text:p text:style-name="P5">See, from His head, His hands, His feet,</text:p>
      <text:p text:style-name="P5">Sorrow and love flow mingled down;</text:p>
      <text:p text:style-name="P5">Did e’er such love and sorrow meet,</text:p>
      <text:p text:style-name="P5">Or thorns compose so rich a crown?</text:p>
      <text:p text:style-name="P5"/>
      <text:p text:style-name="P5">Were the whole realm of nature mine,</text:p>
      <text:p text:style-name="P5">That were an off’ring far too small;</text:p>
      <text:p text:style-name="P5">Love so amazing, so divine,</text:p>
      <text:p text:style-name="P5">Demands my heart, my life, my all!</text:p>
      <text:p text:style-name="P2"><text:span text:style-name="T2"/></text:p>
      <text:p text:style-name="P2"/>
      <text:p text:style-name="P2">Composer: <text:span text:style-name="T1">Arr. By Lowell Mason (1792-1872)</text:span></text:p>
      <text:p text:style-name="P2">Lyricist: <text:span text:style-name="T1">Isaac Watts (1674-1748)</text:span> </text:p>
      <text:p text:style-name="P2"/>
      <text:p text:style-name="P2"/>
      <text:p text:style-name="P5">Hymns of Truth and Praise: 1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0:53:33.711001602</meta:creation-date>
    <meta:editing-duration>PT6M11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0:59:43.797312474</dc:date>
    <dc:creator>Hank Warren</dc:creator>
    <meta:document-statistic meta:table-count="0" meta:image-count="0" meta:object-count="0" meta:page-count="1" meta:paragraph-count="20" meta:word-count="132" meta:character-count="687" meta:non-whitespace-character-count="574"/>
    <meta:template xlink:type="simple" xlink:actuate="onRequest" xlink:title="TubaHymn" xlink:href="../../../../../Library/Application%20Support/LibreOffice/4/user/template/TubaHymn1.ott" meta:date="2020-07-26T10:53:33.038981514"/>
  </office:meta>
</office:document-meta>
</file>